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1" svg:font-family="Consolas"/>
    <style:font-face style:name="OpenSymbol" svg:font-family="OpenSymbol"/>
    <style:font-face style:name="Consolas" svg:font-family="Consolas" style:font-family-generic="modern" style:font-pitch="fixed"/>
    <style:font-face style:name="Consolas2" svg:font-family="Consolas" style:font-family-generic="swiss" style:font-pitch="fixed"/>
    <style:font-face style:name="Century" svg:font-family="Century"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Standard" style:master-page-name="MP0">
      <style:paragraph-properties style:page-number="auto" fo:break-before="page"/>
    </style:style>
    <style:style style:name="P2" style:family="paragraph" style:parent-style-name="Standard" style:list-style-name="L2"/>
    <style:style style:name="P3" style:family="paragraph" style:parent-style-name="Standard" style:list-style-name="L8">
      <style:paragraph-properties fo:margin-top="0cm" fo:margin-bottom="0cm" fo:line-height="100%" fo:text-align="start" style:justify-single-word="false" style:text-autospace="none"/>
    </style:style>
    <style:style style:name="P4" style:family="paragraph" style:parent-style-name="Standard" style:list-style-name="">
      <style:paragraph-properties fo:margin-left="0cm" fo:margin-right="0cm" fo:margin-top="0cm" fo:margin-bottom="0cm" fo:line-height="100%" fo:text-align="start" style:justify-single-word="false" fo:text-indent="0cm" style:auto-text-indent="false" style:text-autospace="none"/>
      <style:text-properties style:font-name="Calibri" fo:font-size="11pt" style:text-underline-style="none" style:font-name-asian="Consolas1" style:font-size-asian="11pt" style:font-name-complex="Consolas1" style:font-size-complex="11pt"/>
    </style:style>
    <style:style style:name="P5" style:family="paragraph" style:parent-style-name="Standard" style:list-style-name="">
      <style:paragraph-properties fo:margin-left="0cm" fo:margin-right="0cm" fo:margin-top="0cm" fo:margin-bottom="0cm" fo:line-height="100%" fo:text-align="start" style:justify-single-word="false" fo:text-indent="0cm" style:auto-text-indent="false" style:text-autospace="none"/>
      <style:text-properties style:font-name="Calibri" fo:font-size="11pt" style:text-underline-style="none" fo:font-weight="bold" style:font-name-asian="Consolas1" style:font-size-asian="11pt" style:font-weight-asian="bold" style:font-name-complex="Consolas1" style:font-size-complex="11pt" style:font-weight-complex="bold"/>
    </style:style>
    <style:style style:name="P6" style:family="paragraph" style:parent-style-name="Standard" style:list-style-name="">
      <style:paragraph-properties fo:margin-left="0cm" fo:margin-right="0cm" fo:margin-top="0cm" fo:margin-bottom="0cm" fo:line-height="100%" fo:text-align="start" style:justify-single-word="false" fo:text-indent="0cm" style:auto-text-indent="false" style:text-autospace="none"/>
      <style:text-properties style:font-name="Consolas" fo:font-size="10pt" style:text-underline-style="none" style:font-name-asian="Consolas1" style:font-size-asian="10pt" style:font-name-complex="Consolas1" style:font-size-complex="10pt"/>
    </style:style>
    <style:style style:name="P7" style:family="paragraph" style:parent-style-name="Standard" style:list-style-name="">
      <style:paragraph-properties fo:margin-left="0cm" fo:margin-right="0cm" fo:margin-top="0cm" fo:margin-bottom="0cm" fo:line-height="100%" fo:text-align="start" style:justify-single-word="false" fo:text-indent="0cm" style:auto-text-indent="false" style:text-autospace="none"/>
    </style:style>
    <style:style style:name="P8" style:family="paragraph" style:parent-style-name="Standard" style:list-style-name="">
      <style:paragraph-properties fo:margin-left="0cm" fo:margin-right="0cm" fo:margin-top="0cm" fo:margin-bottom="0cm" fo:line-height="100%" fo:text-align="start" style:justify-single-word="false" fo:text-indent="0cm" style:auto-text-indent="false" fo:break-before="page" style:text-autospace="none"/>
      <style:text-properties style:font-name="Calibri" fo:font-size="11pt" style:text-underline-style="none" style:font-name-asian="Consolas1" style:font-size-asian="11pt" style:font-name-complex="Consolas1" style:font-size-complex="11pt"/>
    </style:style>
    <style:style style:name="P9" style:family="paragraph" style:parent-style-name="Listenabsatz" style:list-style-name="L1"/>
    <style:style style:name="T1" style:family="text">
      <style:text-properties fo:font-weight="bold" style:font-weight-asian="bold"/>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style:text-underline-style="none"/>
    </style:style>
    <style:style style:name="T5" style:family="text">
      <style:text-properties style:font-name-asian="Consolas1"/>
    </style:style>
    <style:style style:name="T6" style:family="text">
      <style:text-properties style:font-name-complex="Consolas1"/>
    </style:style>
    <style:style style:name="T7" style:family="text">
      <style:text-properties style:font-name="Calibri"/>
    </style:style>
    <style:style style:name="T8" style:family="text">
      <style:text-properties style:font-name="Calibri" fo:font-size="11pt" style:text-underline-style="none" style:font-name-asian="Consolas1" style:font-size-asian="11pt" style:font-name-complex="Consolas1" style:font-size-complex="11pt"/>
    </style:style>
    <style:style style:name="T9" style:family="text">
      <style:text-properties fo:font-size="11pt"/>
    </style:style>
    <style:style style:name="T10" style:family="text">
      <style:text-properties style:font-size-asian="11pt"/>
    </style:style>
    <style:style style:name="T11" style:family="text">
      <style:text-properties style:font-size-complex="11pt"/>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Absatz-Standardschriftart"><text:span text:style-name="T1">Team</text:span></text:span>: 15, Sebastian Scheele | Arne Schulz</text:p>
      <text:p text:style-name="Standard"><text:span text:style-name="Absatz-Standardschriftart"><text:span text:style-name="T1">Aufgabenaufteilung</text:span></text:span>: </text:p>
      <text:list xml:id="list35673812" text:style-name="L1">
        <text:list-item>
          <text:p text:style-name="P9">Wir haben alles in Pair-Programming entwickelt.</text:p>
        </text:list-item>
      </text:list>
      <text:p text:style-name="Standard"><text:span text:style-name="Absatz-Standardschriftart"><text:span text:style-name="T1">Quellenangaben</text:span></text:span>: </text:p>
      <text:p text:style-name="Standard">Edmonds-Karp: http://en.wikipedia.org/wiki/Edmonds%E2%80%93Karp_algorithm</text:p>
      <text:p text:style-name="Standard"><text:span text:style-name="Absatz-Standardschriftart"><text:span text:style-name="T1">Begründung für Codeübernahme</text:span></text:span>:</text:p>
      <text:p text:style-name="Standard"><text:span text:style-name="Absatz-Standardschriftart"><text:span text:style-name="T1">Bearbeitungszeitraum</text:span></text:span>: </text:p>
      <text:list xml:id="list35664313" text:style-name="L2">
        <text:list-item>
          <text:p text:style-name="P2">06.11.2013 - 15:30 bis 18:30 - Grundsätzliches Konzept überlegt, bzw. Analyse der Algorithmen</text:p>
        </text:list-item>
        <text:list-item>
          <text:p text:style-name="P2">13.11.2013 - 14:30 bis 17:10 - Implementierung des Ford-Fulkerson-Algorithmus</text:p>
        </text:list-item>
        <text:list-item>
          <text:p text:style-name="P2">20.10.2013 - 13:45 bis 16:30 - Implementierung des Edmonds-Karp-Algorithmus<text:span text:style-name="Absatz-Standardschriftart"><text:span text:style-name="T2"> und Implementation einer universellen Lösung</text:span></text:span></text:p>
        </text:list-item>
      </text:list>
      <text:p text:style-name="Standard"><text:span text:style-name="Absatz-Standardschriftart"><text:span text:style-name="T1">Aktueller Stand</text:span></text:span>: Sowohl der Ford-Fulkerson- <text:s/>als auch der Edmonds-Karp-Algorithmus sind implementiert und getestet. Es fehlt noch der Counter für die Zugriffe auf den Graphen.</text:p>
      <text:p text:style-name="Standard"><text:span text:style-name="Absatz-Standardschriftart"><text:span text:style-name="T1">Skizze</text:span></text:span>: Konzeption (Gedankengang während des Entwurfs):</text:p>
      <text:p text:style-name="P5">Ford-<text:span text:style-name="T3">Fulkerson -</text:span> <text:span text:style-name="T3">Funktionsweise</text:span>:</text:p>
      <text:p text:style-name="P4"/>
      <text:p text:style-name="P5">1: <text:span text:style-name="T3">Initialisierung</text:span></text:p>
      <text:p text:style-name="P4"><text:tab/>- An <text:span text:style-name="T3">allen</text:span> <text:span text:style-name="T3">Kanten</text:span> den <text:span text:style-name="T3">aktuellen</text:span> Flow <text:span text:style-name="T3">auf</text:span> 0 <text:span text:style-name="T3">setzen</text:span></text:p>
      <text:p text:style-name="P4"><text:tab/>- Den Start-<text:span text:style-name="T3">Knoten</text:span> <text:span text:style-name="T3">markieren</text:span></text:p>
      <text:p text:style-name="P4"><text:tab/>- <text:span text:style-name="T3">Für</text:span> den Start-<text:span text:style-name="T3">Knoten</text:span> <text:span text:style-name="T3">das</text:span> Delta "<text:span text:style-name="T3">Unendlich</text:span>" <text:span text:style-name="T3">eintragen</text:span></text:p>
      <text:p text:style-name="P4"><text:tab/></text:p>
      <text:p text:style-name="P5">2: <text:span text:style-name="T3">Algorithmus</text:span></text:p>
      <text:p text:style-name="P6">BEGIN step2</text:p>
      <text:p text:style-name="P6"><text:tab/>WHILE (<text:span text:style-name="T3">noch</text:span> <text:span text:style-name="T3">nicht</text:span> <text:span text:style-name="T3">alle</text:span> <text:span text:style-name="T3">Knoten</text:span> <text:span text:style-name="T3">inspiziert</text:span>)</text:p>
      <text:p text:style-name="P6"><text:tab/><text:tab/>v = (<text:span text:style-name="T3">beliebiger</text:span> <text:span text:style-name="T3">Knoten</text:span>, <text:span text:style-name="T3">der</text:span> <text:span text:style-name="T3">noch</text:span> <text:span text:style-name="T3">nicht</text:span> <text:span text:style-name="T3">inspiziert</text:span> <text:span text:style-name="T3">wurde</text:span>)</text:p>
      <text:p text:style-name="P6"><text:tab/><text:tab/>setInspiziert(v)</text:p>
      <text:p text:style-name="P6"><text:tab/><text:tab/>listIncidentsFromV = getIncident(v)</text:p>
      <text:p text:style-name="P6"><text:tab/></text:p>
      <text:p text:style-name="P6"><text:tab/><text:tab/>FOR (<text:span text:style-name="T3">Schleife</text:span> <text:span text:style-name="T3">über</text:span> <text:span text:style-name="T3">alle</text:span> <text:span text:style-name="T3">Kanten</text:span>)</text:p>
      <text:p text:style-name="P6"><text:tab/><text:tab/><text:tab/>IF (kante.source == v) //<text:span text:style-name="T3">Vorwärtskante</text:span></text:p>
      <text:p text:style-name="P6"><text:tab/><text:tab/><text:tab/><text:tab/>target = kante.target</text:p>
      <text:p text:style-name="P6"><text:tab/><text:tab/><text:tab/><text:tab/>IF (target <text:span text:style-name="T3">noch</text:span> <text:span text:style-name="T3">nicht</text:span> <text:span text:style-name="T3">markiert</text:span>)</text:p>
      <text:p text:style-name="P6"><text:tab/><text:tab/><text:tab/><text:tab/><text:tab/>delta = MIN((edgeCapacity - flow), vNodeDelta)</text:p>
      <text:p text:style-name="P6"><text:tab/><text:tab/><text:tab/><text:tab/><text:tab/>IF (delta &gt; 0)</text:p>
      <text:p text:style-name="P6"><text:tab/><text:tab/><text:tab/><text:tab/><text:tab/><text:tab/>target <text:span text:style-name="T3">markieren</text:span></text:p>
      <text:p text:style-name="P6"><text:tab/><text:tab/><text:tab/><text:tab/><text:tab/><text:tab/>targetDelta = delta</text:p>
      <text:p text:style-name="P6"><text:tab/><text:tab/><text:tab/><text:tab/><text:tab/><text:tab/></text:p>
      <text:p text:style-name="P6"><text:tab/><text:tab/><text:tab/><text:tab/><text:tab/><text:tab/>IF (target == sink)</text:p>
      <text:p text:style-name="P6"><text:tab/><text:tab/><text:tab/><text:tab/><text:tab/><text:tab/><text:tab/>goToStep3</text:p>
      <text:p text:style-name="P6"><text:tab/><text:tab/><text:tab/><text:tab/><text:tab/><text:tab/>END IF</text:p>
      <text:p text:style-name="P6"><text:tab/><text:tab/><text:tab/><text:tab/><text:tab/>END IF</text:p>
      <text:p text:style-name="P6"><text:tab/><text:tab/><text:tab/><text:tab/>END IF</text:p>
      <text:p text:style-name="P6"/>
      <text:p text:style-name="P6"><text:soft-page-break/><text:tab/><text:tab/><text:tab/>ELSE //<text:span text:style-name="T3">Rückwärtskante</text:span></text:p>
      <text:p text:style-name="P6"><text:tab/><text:tab/><text:tab/><text:tab/><text:span text:style-name="T3">prev</text:span> = kante.source</text:p>
      <text:p text:style-name="P6"><text:tab/><text:tab/><text:tab/><text:tab/>IF (<text:span text:style-name="T3">prev</text:span> <text:span text:style-name="T3">noch</text:span> <text:span text:style-name="T3">nicht</text:span> <text:span text:style-name="T3">markiert</text:span>)</text:p>
      <text:p text:style-name="P6"><text:tab/><text:tab/><text:tab/><text:tab/><text:tab/>IF (Flow an <text:span text:style-name="T3">der</text:span> <text:span text:style-name="T3">Kante</text:span> &gt; 0)</text:p>
      <text:p text:style-name="P6"><text:tab/><text:tab/><text:tab/><text:tab/><text:tab/><text:tab/><text:span text:style-name="T3">prev</text:span> <text:span text:style-name="T3">markieren</text:span></text:p>
      <text:p text:style-name="P6"><text:tab/><text:tab/><text:tab/><text:tab/><text:tab/><text:tab/></text:p>
      <text:p text:style-name="P6"><text:tab/><text:tab/><text:tab/><text:tab/><text:tab/><text:tab/>delta = MIN(flow an <text:span text:style-name="T3">der</text:span> <text:span text:style-name="T3">Kante</text:span>, vNodeDelta)</text:p>
      <text:p text:style-name="P6"><text:tab/><text:tab/><text:tab/><text:tab/><text:tab/><text:tab/>prevDelta = delta</text:p>
      <text:p text:style-name="P6"><text:tab/><text:tab/><text:tab/><text:tab/><text:tab/><text:tab/>prevIsBackEdge = TRUE</text:p>
      <text:p text:style-name="P6"><text:tab/><text:tab/><text:tab/><text:tab/><text:tab/>END IF</text:p>
      <text:p text:style-name="P6"><text:tab/><text:tab/><text:tab/><text:tab/>END IF<text:tab/></text:p>
      <text:p text:style-name="P6"><text:tab/><text:tab/><text:tab/>END IF </text:p>
      <text:p text:style-name="P6"><text:tab/><text:tab/>END FOR</text:p>
      <text:p text:style-name="P6"><text:tab/>END WHILE</text:p>
      <text:p text:style-name="P6"><text:tab/></text:p>
      <text:p text:style-name="P6"><text:tab/>goToStep4</text:p>
      <text:p text:style-name="P6">END</text:p>
      <text:p text:style-name="P6"/>
      <text:p text:style-name="P6">#########################</text:p>
      <text:p text:style-name="P6"/>
      <text:p text:style-name="P6">BEGIN step3</text:p>
      <text:p text:style-name="P6"/>
      <text:p text:style-name="P6"><text:tab/>delta = sinkDelta</text:p>
      <text:p text:style-name="P6"><text:tab/>edge = <text:span text:style-name="T3">Kante</text:span>, <text:span text:style-name="T3">mit</text:span> <text:span text:style-name="T3">der</text:span> die <text:span text:style-name="T3">Senke</text:span> <text:span text:style-name="T3">erreicht</text:span> <text:span text:style-name="T3">wurde</text:span></text:p>
      <text:p text:style-name="P6"><text:tab/>step3Recursiv(edge, delta)</text:p>
      <text:p text:style-name="P6"/>
      <text:p text:style-name="P6"><text:tab/><text:span text:style-name="T3">Markierungen</text:span> <text:span text:style-name="T3">und</text:span> Flow <text:span text:style-name="T3">zurücksetzen</text:span></text:p>
      <text:p text:style-name="P6"><text:tab/></text:p>
      <text:p text:style-name="P6"><text:tab/>goToStep2</text:p>
      <text:p text:style-name="P6">END step3</text:p>
      <text:p text:style-name="P6"/>
      <text:p text:style-name="P6">BEGIN step3Recursiv (edge, delta)</text:p>
      <text:p text:style-name="P6"><text:tab/>IF (edge != null)</text:p>
      <text:p text:style-name="P6"><text:tab/><text:tab/>IF (<text:span text:style-name="T3">Vorwärtskante</text:span>)</text:p>
      <text:p text:style-name="P6"><text:tab/><text:tab/><text:tab/>edgeFlow = edgeFlow + delta</text:p>
      <text:p text:style-name="P6"><text:tab/><text:tab/>ELSE</text:p>
      <text:p text:style-name="P6"><text:tab/><text:tab/><text:tab/>edgeFlow = edgeFlow - delta</text:p>
      <text:p text:style-name="P6"><text:tab/><text:tab/>END</text:p>
      <text:p text:style-name="P6"><text:tab/><text:tab/></text:p>
      <text:p text:style-name="P6"><text:tab/><text:tab/>newEdge = die <text:span text:style-name="T3">Kante</text:span>, <text:span text:style-name="T3">mit</text:span> <text:span text:style-name="T3">der</text:span> <text:span text:style-name="T3">der</text:span> <text:span text:style-name="T3">Vorgänger</text:span> <text:span text:style-name="T3">erreicht</text:span> <text:span text:style-name="T3">wurde</text:span></text:p>
      <text:p text:style-name="P6"><text:tab/><text:tab/>step3Recursiv(newEdge, delta)</text:p>
      <text:p text:style-name="P6"><text:tab/>END</text:p>
      <text:p text:style-name="P6">END step3Recursiv</text:p>
      <text:p text:style-name="P6"/>
      <text:p text:style-name="P6">##########################</text:p>
      <text:p text:style-name="P6"/>
      <text:p text:style-name="P6">BEGIN step4</text:p>
      <text:p text:style-name="P6"><text:tab/><text:span text:style-name="T3">Algorithmus</text:span> <text:span text:style-name="T3">ist</text:span> <text:span text:style-name="T3">fertig</text:span></text:p>
      <text:p text:style-name="P6">END step4</text:p>
      <text:p text:style-name="P4"/>
      <text:p text:style-name="P4"/>
      <text:p text:style-name="P4"><text:span text:style-name="T3"/></text:p>
      <text:p text:style-name="P8"><text:span text:style-name="T3">Wie</text:span> <text:span text:style-name="T3">aus</text:span> <text:span text:style-name="T3">dem</text:span> <text:span text:style-name="T3">Skript</text:span> <text:span text:style-name="T3">hervorgeht</text:span>, <text:span text:style-name="T3">arbeitet</text:span> <text:span text:style-name="T3">der</text:span> Ford-<text:span text:style-name="T3">Fulkerson</text:span> <text:span text:style-name="T3">mit</text:span> <text:span text:style-name="T3">einer</text:span> <text:span text:style-name="T3">Tiefensuche</text:span>.</text:p>
      <text:p text:style-name="P4"><text:span text:style-name="T3">Daraus</text:span> <text:span text:style-name="T3">ergibt</text:span> <text:span text:style-name="T3">sich</text:span>, <text:span text:style-name="T3">dass</text:span> intern die <text:span text:style-name="T3">markierten</text:span> <text:span text:style-name="T3">Kanten</text:span> in <text:span text:style-name="T3">einem</text:span> LIFO-<text:span text:style-name="T3">Speicher</text:span> (Stack) <text:span text:style-name="T3">vorgehalten</text:span> <text:span text:style-name="T3">werden</text:span>.</text:p>
      <text:p text:style-name="P4"><text:span text:style-name="T3">Wir</text:span> <text:span text:style-name="T3">haben</text:span> <text:span text:style-name="T3">uns</text:span> <text:span text:style-name="T3">überlegt</text:span>, <text:span text:style-name="T3">dass</text:span> <text:span text:style-name="T3">wir</text:span> <text:span text:style-name="T3">einen</text:span> Stack <text:span text:style-name="T3">einsetzen</text:span> <text:span text:style-name="T3">wollen</text:span>. Das bedeutet aber, dass wir eine separate Liste vorhalten müssen mit den inspizierten Knoten.</text:p>
      <text:p text:style-name="P4">So können wir den Stack immer verkleinern. Beim einfügen in die Liste der markierten Knoten müssen wir dann auch noch überprüfen, ob der Knoten schon in der Liste der Inspizierten ist.</text:p>
      <text:p text:style-name="P4">Wie man oben in der Funktionsweise des Algorithmus schon erkennen kann, werden wir an einem Knoten speichern, über welche Kante er erreicht wurde.</text:p>
      <text:p text:style-name="P4"/>
      <text:p text:style-name="P5">Nachtrag 13.11.2013</text:p>
      <text:p text:style-name="P4">Die Implementierung mittels Stack und einer separaten Liste für die Inspizierten hat wie geplant funktioniert.</text:p>
      <text:p text:style-name="P4">(Wichtig:) in Step 3 muss auch die Liste der inspizierten Kanten gelöscht werden.</text:p>
      <text:p text:style-name="P4">An unserem Graphen mussten wir keine Änderungen vornehmen um den Algorithmus zu implementieren.</text:p>
      <text:p text:style-name="P4"/>
      <text:p text:style-name="P4"/>
      <text:p text:style-name="P4"/>
      <text:p text:style-name="P5">Edmonds-Karp:</text:p>
      <text:p text:style-name="P4">Funktioniert weitgehend wie der Ford-Fulkerson, basiert aber auf einer Breitensuche.</text:p>
      <text:p text:style-name="P4"/>
      <text:p text:style-name="P5">Nachtrag 13.11.2013:</text:p>
      <text:p text:style-name="P4">Da der Edmonds-Karp sich vom Algorithmus nicht vom Ford-Fulkerson unterscheidet, außer das intern ein FIFO-Speicher benutzt wird, werden wir erstmal den Code vom Ford-Fulkerson kopieren und den Stack gegen eine Queue austauschen.</text:p>
      <text:p text:style-name="P4"/>
      <text:p text:style-name="P5">Nachtrag 20.11.2013</text:p>
      <text:p text:style-name="P4">Ein erster Ansatz um den Edmonds-Karp- und den Ford-Fulkerson-Algorithmus über eine Implementation zu realisieren wäre, dass beim Initialisieren ein globaler Boolean gespeichert wird, der festlegt, welcher Algorithmus benutzt werden soll. (Ob ein Stack oder eine Queue benutzt werden soll.)</text:p>
      <text:p text:style-name="P4">Dann müsste man allerdings an jeder Stelle im Code, an der auf den Stack oder die Queue zugegriffen werden soll, ein IF-Else eingebaut werden.</text:p>
      <text:p text:style-name="P4">Das finden wir unschön, darum haben wir uns das folgendermaßen überlegt:</text:p>
      <text:p text:style-name="P4">Der einzige Unterschied zwischen Queue und Stack ist, dass Queue nach FIFO (first in first out) und Stack nach LIFO (last in first out) arbeitet.</text:p>
      <text:p text:style-name="P4">Grundsätzlich bedeutet das, dass beide auf Basis einer Liste implementiert werden könnten und jeweils nur das erste oder letzte Element aus der Liste zurückgegeben wird.</text:p>
      <text:p text:style-name="P4"/>
      <text:p text:style-name="P7"><text:span text:style-name="T8">Umsetztunggedanke:</text:span></text:p>
      <text:list xml:id="list36170316" text:style-name="L8">
        <text:list-item>
          <text:p text:style-name="P3"><text:span text:style-name="T8">Wir erstellen ein Interface, das List extendet und eine weitere Funktion "get" hinzufügt.</text:span></text:p>
        </text:list-item>
        <text:list-item>
          <text:p text:style-name="P3"><text:span text:style-name="T8">Wir erstellen zwei Implementationen des Interfaces, die "ArrayList" extenden. (ArrayList extenden wir, damit wir die Grundimplementationen nicht machen müssen, wie z.B. "add", "size", …)<text:tab/></text:span></text:p>
          <text:list>
            <text:list-item>
              <text:p text:style-name="P3"><text:span text:style-name="T8">Queue-Implementation: Implementiert "get" indem es das erste Element aus der Liste holt und dieses löscht.</text:span></text:p>
            </text:list-item>
            <text:list-item>
              <text:p text:style-name="P3"><text:span text:style-name="T8">Stack-Implementation: Implementiert "get" indem es das letzte Element aus der Liste holt und dieses löscht.</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1" svg:font-family="Consolas"/>
    <style:font-face style:name="OpenSymbol" svg:font-family="OpenSymbol"/>
    <style:font-face style:name="Consolas" svg:font-family="Consolas" style:font-family-generic="modern" style:font-pitch="fixed"/>
    <style:font-face style:name="Consolas2" svg:font-family="Consolas" style:font-family-generic="swiss" style:font-pitch="fixed"/>
    <style:font-face style:name="Century" svg:font-family="Century"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de" fo:country="DE" fo:font-style="normal" fo:text-shadow="none" style:text-underline-style="none" fo:font-weight="normal" style:letter-kerning="false" style:font-size-asian="10pt" style:language-asian="de" style:country-asian="DE"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de" fo:country="DE" fo:font-style="normal" fo:text-shadow="none" style:text-underline-style="none" fo:font-weight="normal" style:letter-kerning="fals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hyphenation-ladder-count="no-limit"/>
      <style:text-properties fo:font-size="11pt" style:font-size-asian="11pt" style:language-asian="en" style:country-asian="US" style:font-size-complex="11pt"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Prof. Dr. Klauck</meta:initial-creator>
    <meta:creation-date>2012-12-06T20:25:00Z</meta:creation-date>
    <dc:date>2013-11-20T16:14:15.01</dc:date>
    <meta:editing-cycles>19</meta:editing-cycles>
    <meta:editing-duration>PT01H58M07S</meta:editing-duration>
    <meta:document-statistic meta:table-count="0" meta:image-count="0" meta:object-count="0" meta:page-count="3" meta:paragraph-count="105" meta:word-count="688" meta:character-count="4951"/>
    <meta:template xlink:type="simple" xlink:actuate="onRequest" xlink:title="" xlink:href="../Skizze%20Aufgabe%202%20Team%2015.odt/Normal.dotm"/>
  </office:meta>
</office:document-meta>
</file>